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/>
    <style:style style:name="ce26" style:family="table-cell" style:parent-style-name="Default" style:data-style-name="N73"/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">
      <style:text-properties style:text-underline-style="none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16372" table:default-cell-style-name="Default"/>
        <table:table-row table:style-name="ro1">
          <table:table-cell table:style-name="ce21" office:value-type="string" calcext:value-type="string">
            <text:p>TOTAL: 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2"/>
          <table:table-cell table:style-name="ce21" office:value-type="string" calcext:value-type="string">
            <text:p>REMAINING:</text:p>
          </table:table-cell>
          <table:table-cell table:style-name="ce1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style-name="ce21" office:value-type="string" calcext:value-type="string">
            <text:p>Percentage</text:p>
          </table:table-cell>
          <table:table-cell table:number-columns-repeated="2"/>
          <table:table-cell table:style-name="ce1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16371"/>
        </table:table-row>
        <table:table-row table:style-name="ro1">
          <table:table-cell/>
          <table:table-cell table:style-name="ce3" table:formula="of:=SUM([.G5:.G101])" office:value-type="float" office:value="448.91666667" calcext:value-type="float">
            <text:p>448.92</text:p>
          </table:table-cell>
          <table:table-cell table:style-name="ce3" table:formula="of:=([.B2]/8)" office:value-type="float" office:value="56.11458333375" calcext:value-type="float">
            <text:p>56.11</text:p>
          </table:table-cell>
          <table:table-cell table:style-name="ce7" table:number-columns-repeated="3"/>
          <table:table-cell table:formula="of:=(486-[.B2])" office:value-type="float" office:value="37.08333333" calcext:value-type="float">
            <text:p>37.08</text:p>
          </table:table-cell>
          <table:table-cell table:style-name="ce7" table:formula="of:=([.G2]/8)" office:value-type="float" office:value="4.63541666625" calcext:value-type="float">
            <text:p>4.64</text:p>
          </table:table-cell>
          <table:table-cell table:style-name="ce30" table:formula="of:=([.B2]/486)*1" office:value-type="percentage" office:value="0.923696845" calcext:value-type="percentage">
            <text:p>92.37%</text:p>
          </table:table-cell>
          <table:table-cell table:number-columns-repeated="2"/>
          <table:table-cell table:formula="of:=SUM([.L5:.L101])" office:value-type="float" office:value="488.91666667" calcext:value-type="float">
            <text:p>488.92</text:p>
          </table:table-cell>
          <table:table-cell table:style-name="ce7" table:formula="of:=([.L2]/8)" office:value-type="float" office:value="61.11458333375" calcext:value-type="float">
            <text:p>61.1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22"/>
          <table:table-cell table:style-name="ce22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2" office:value-type="string" calcext:value-type="string">
            <text:p>Schedule</text:p>
          </table:table-cell>
          <table:table-cell table:style-name="ce22" office:value-type="string" calcext:value-type="string">
            <text:p>Time-In</text:p>
          </table:table-cell>
          <table:table-cell table:style-name="ce22" office:value-type="string" calcext:value-type="string">
            <text:p>Time-Out</text:p>
          </table:table-cell>
          <table:table-cell table:style-name="ce3" office:value-type="string" calcext:value-type="string">
            <text:p>Hours</text:p>
          </table:table-cell>
          <table:table-cell table:style-name="ce22" office:value-type="string" calcext:value-type="string">
            <text:p>DTR</text:p>
          </table:table-cell>
          <table:table-cell table:style-name="ce22" office:value-type="string" calcext:value-type="string">
            <text:p>Orig</text:p>
          </table:table-cell>
          <table:table-cell table:style-name="ce22" office:value-type="string" calcext:value-type="string">
            <text:p>OT Hours</text:p>
          </table:table-cell>
          <table:table-cell table:style-name="ce22"/>
          <table:table-cell table:style-name="ce3"/>
          <table:table-cell table:style-name="ce22" table:number-columns-repeated="16372"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22" office:value-type="string" calcext:value-type="string">
            <text:p>FEB</text:p>
          </table:table-cell>
          <table:table-cell table:style-name="ce24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26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7T07:49:44" calcext:value-type="date">
            <text:p>2025-02-27 07:49:44</text:p>
          </table:table-cell>
          <table:table-cell table:style-name="ce26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8T07:54:47" calcext:value-type="date">
            <text:p>2025-02-28 07:54:47</text:p>
          </table:table-cell>
          <table:table-cell table:style-name="ce26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22" office:value-type="string" calcext:value-type="string">
            <text:p>MARCH</text:p>
          </table:table-cell>
          <table:table-cell table:style-name="ce24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3T07:49:01" calcext:value-type="date">
            <text:p>2025-03-03 07:49:01</text:p>
          </table:table-cell>
          <table:table-cell table:style-name="ce26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4T07:53:12" calcext:value-type="date">
            <text:p>2025-03-04 07:53:12</text:p>
          </table:table-cell>
          <table:table-cell table:style-name="ce26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4"/>
          <table:table-cell office:value-type="float" office:value="4" calcext:value-type="float">
            <text:p>4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6T07:49:09" calcext:value-type="date">
            <text:p>2025-03-06 07:49:09</text:p>
          </table:table-cell>
          <table:table-cell table:style-name="ce26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7T07:52:15" calcext:value-type="date">
            <text:p>2025-03-07 07:52:15</text:p>
          </table:table-cell>
          <table:table-cell table:style-name="ce26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0T07:50:41" calcext:value-type="date">
            <text:p>2025-03-10 07:50:41</text:p>
          </table:table-cell>
          <table:table-cell table:style-name="ce26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4" calcext:value-type="float">
            <text:p>4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2T07:43:54" calcext:value-type="date">
            <text:p>2025-03-12 07:43:54</text:p>
          </table:table-cell>
          <table:table-cell table:style-name="ce26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3T07:49:32" calcext:value-type="date">
            <text:p>2025-03-13 07:49:32</text:p>
          </table:table-cell>
          <table:table-cell table:style-name="ce26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4T07:52:41" calcext:value-type="date">
            <text:p>2025-03-14 07:52:41</text:p>
          </table:table-cell>
          <table:table-cell table:style-name="ce26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Di nagtimeout</text:p>
          </table:table-cell>
          <table:table-cell table:number-columns-repeated="3"/>
          <table:table-cell office:value-type="float" office:value="4" calcext:value-type="float">
            <text:p>4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8T07:45:20" calcext:value-type="date">
            <text:p>2025-03-18 07:45:20</text:p>
          </table:table-cell>
          <table:table-cell table:style-name="ce26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Semi halfday</text:p>
          </table:table-cell>
          <table:table-cell table:number-columns-repeated="3"/>
          <table:table-cell office:value-type="float" office:value="6.55" calcext:value-type="float">
            <text:p>6.5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9T07:38:46" calcext:value-type="date">
            <text:p>2025-03-19 07:38:46</text:p>
          </table:table-cell>
          <table:table-cell table:style-name="ce26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0T07:47:10" calcext:value-type="date">
            <text:p>2025-03-20 07:47:10</text:p>
          </table:table-cell>
          <table:table-cell table:style-name="ce26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1T07:56:03" calcext:value-type="date">
            <text:p>2025-03-21 07:56:03</text:p>
          </table:table-cell>
          <table:table-cell table:style-name="ce26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table:number-columns-repeated="4"/>
          <table:table-cell office:value-type="float" office:value="0" calcext:value-type="float">
            <text:p>0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table:number-columns-repeated="4"/>
          <table:table-cell office:value-type="float" office:value="0" calcext:value-type="float">
            <text:p>0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4T09:46:00" calcext:value-type="date">
            <text:p>2025-03-24 09:46:00</text:p>
          </table:table-cell>
          <table:table-cell table:style-name="ce26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Di nagtimein</text:p>
          </table:table-cell>
          <table:table-cell office:value-type="float" office:value="6.2333" calcext:value-type="float">
            <text:p>6.2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5T07:14:49" calcext:value-type="date">
            <text:p>2025-03-25 07:14:49</text:p>
          </table:table-cell>
          <table:table-cell table:style-name="ce26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6T08:03:36" calcext:value-type="date">
            <text:p>2025-03-26 08:03:36</text:p>
          </table:table-cell>
          <table:table-cell table:style-name="ce26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95" calcext:value-type="float">
            <text:p>7.9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7T07:56:01" calcext:value-type="date">
            <text:p>2025-03-27 07:56:01</text:p>
          </table:table-cell>
          <table:table-cell table:style-name="ce26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8T07:31:31" calcext:value-type="date">
            <text:p>2025-03-28 07:31:31</text:p>
          </table:table-cell>
          <table:table-cell table:style-name="ce26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31T07:47:26" calcext:value-type="date">
            <text:p>2025-03-31 07:47:26</text:p>
          </table:table-cell>
          <table:table-cell table:style-name="ce26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formula="of:=SUM([.G39:.G68])" office:value-type="float" office:value="174.7" calcext:value-type="float">
            <text:p>174.7</text:p>
          </table:table-cell>
          <table:table-cell table:style-name="ce22" office:value-type="string" calcext:value-type="string">
            <text:p>APRIL</text:p>
          </table:table-cell>
          <table:table-cell table:style-name="ce24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 table:style-name="ce28"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2T07:58:18" calcext:value-type="date">
            <text:p>2025-04-02 07:58:18</text:p>
          </table:table-cell>
          <table:table-cell table:style-name="ce26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3T07:31:07" calcext:value-type="date">
            <text:p>2025-04-03 07:31:07</text:p>
          </table:table-cell>
          <table:table-cell table:style-name="ce26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4T07:38:39" calcext:value-type="date">
            <text:p>2025-04-04 07:38:39</text:p>
          </table:table-cell>
          <table:table-cell table:style-name="ce26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7T07:35:29" calcext:value-type="date">
            <text:p>2025-04-07 07:35:29</text:p>
          </table:table-cell>
          <table:table-cell table:style-name="ce26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8T07:41:43" calcext:value-type="date">
            <text:p>2025-04-08 07:41:43</text:p>
          </table:table-cell>
          <table:table-cell table:style-name="ce26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0T07:51:26" calcext:value-type="date">
            <text:p>2025-04-10 07:51:26</text:p>
          </table:table-cell>
          <table:table-cell table:style-name="ce26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1T07:59:27" calcext:value-type="date">
            <text:p>2025-04-11 07:59:27</text:p>
          </table:table-cell>
          <table:table-cell table:style-name="ce26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4T07:49:38" calcext:value-type="date">
            <text:p>2025-04-14 07:49:38</text:p>
          </table:table-cell>
          <table:table-cell table:style-name="ce26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5T07:55:11" calcext:value-type="date">
            <text:p>2025-04-15 07:55:11</text:p>
          </table:table-cell>
          <table:table-cell table:style-name="ce26" office:value-type="date" office:date-value="2025-04-15T17:03:43" calcext:value-type="date">
            <text:p>2025-04-15 17:03:4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6T07:49:43" calcext:value-type="date">
            <text:p>2025-04-16 07:49:43</text:p>
          </table:table-cell>
          <table:table-cell table:style-name="ce26" office:value-type="date" office:date-value="2025-04-16T17:05:48" calcext:value-type="date">
            <text:p>2025-04-16 17:05:48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1T07:51:07" calcext:value-type="date">
            <text:p>2025-04-21 07:51:07</text:p>
          </table:table-cell>
          <table:table-cell table:style-name="ce26" office:value-type="date" office:date-value="2025-04-21T17:01:13" calcext:value-type="date">
            <text:p>2025-04-21 17:01:13</text:p>
          </table:table-cell>
          <table:table-cell table:style-name="ce12" office:value-type="float" office:value="8" calcext:value-type="float">
            <text:p>8.00</text:p>
          </table:table-cell>
          <table:table-cell table:number-columns-repeated="4"/>
          <table:table-cell table:style-name="ce12"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2T08:18:10" calcext:value-type="date">
            <text:p>2025-04-22 08:18:10</text:p>
          </table:table-cell>
          <table:table-cell table:style-name="ce26" office:value-type="date" office:date-value="2025-04-22T17:08:30" calcext:value-type="date">
            <text:p>2025-04-22 17:08:30</text:p>
          </table:table-cell>
          <table:table-cell office:value-type="float" office:value="7.7" calcext:value-type="float">
            <text:p>7.70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" calcext:value-type="float">
            <text:p>7.7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3T07:40:36" calcext:value-type="date">
            <text:p>2025-04-23 07:40:36</text:p>
          </table:table-cell>
          <table:table-cell table:style-name="ce26" office:value-type="date" office:date-value="2025-04-23T17:16:29" calcext:value-type="date">
            <text:p>2025-04-23 17:16:29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4T07:58:08" calcext:value-type="date">
            <text:p>2025-04-24 07:58:08</text:p>
          </table:table-cell>
          <table:table-cell table:style-name="ce26" office:value-type="date" office:date-value="2025-04-24T17:02:17" calcext:value-type="date">
            <text:p>2025-04-24 17:02:17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5" calcext:value-type="date">
            <text:p>2025-04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5T07:59:13" calcext:value-type="date">
            <text:p>2025-04-25 07:59:13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2"/>
          <table:table-cell office:value-type="string" calcext:value-type="string">
            <text:p>HALFDAY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6" calcext:value-type="date">
            <text:p>2025-04-26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7" calcext:value-type="date">
            <text:p>2025-04-27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8" calcext:value-type="date">
            <text:p>2025-04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8T10:48:41" calcext:value-type="date">
            <text:p>2025-04-28 10:48:41</text:p>
          </table:table-cell>
          <table:table-cell table:style-name="ce26" office:value-type="date" office:date-value="2025-04-28T17:00:54" calcext:value-type="date">
            <text:p>2025-04-28 17:00:54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HRIS ISSUE</text:p>
          </table:table-cell>
          <table:table-cell office:value-type="string" calcext:value-type="string">
            <text:p>5.2~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9" calcext:value-type="date">
            <text:p>2025-04-2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9T07:49:01" calcext:value-type="date">
            <text:p>2025-04-29 07:49:01</text:p>
          </table:table-cell>
          <table:table-cell table:style-name="ce26" office:value-type="date" office:date-value="2025-04-29T17:07:27" calcext:value-type="date">
            <text:p>2025-04-29 17:07:27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30" calcext:value-type="date">
            <text:p>2025-04-3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30T07:53:50" calcext:value-type="date">
            <text:p>2025-04-30 07:53:50</text:p>
          </table:table-cell>
          <table:table-cell table:style-name="ce26" office:value-type="date" office:date-value="2025-04-30T17:34:12" calcext:value-type="date">
            <text:p>2025-04-30 17:34:12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formula="of:=SUM([.G69:.G99])" office:value-type="float" office:value="95.71666667" calcext:value-type="float">
            <text:p>95.71666667</text:p>
          </table:table-cell>
          <table:table-cell table:style-name="ce22" office:value-type="string" calcext:value-type="string">
            <text:p>MAY</text:p>
          </table:table-cell>
          <table:table-cell table:style-name="ce24" office:value-type="date" office:date-value="2025-05-01" calcext:value-type="date">
            <text:p>2025-05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2" calcext:value-type="date">
            <text:p>2025-05-0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3" calcext:value-type="date">
            <text:p>2025-05-03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4" calcext:value-type="date">
            <text:p>2025-05-04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5" calcext:value-type="date">
            <text:p>2025-05-05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6" calcext:value-type="date">
            <text:p>2025-05-06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6T07:52:41" calcext:value-type="date">
            <text:p>2025-05-06 07:52:41</text:p>
          </table:table-cell>
          <table:table-cell table:style-name="ce26" office:value-type="date" office:date-value="2025-05-06T17:10:24" calcext:value-type="date">
            <text:p>2025-05-06 17:10:2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7" calcext:value-type="date">
            <text:p>2025-05-07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7T08:17:47" calcext:value-type="date">
            <text:p>2025-05-07 08:17:47</text:p>
          </table:table-cell>
          <table:table-cell table:style-name="ce26" office:value-type="date" office:date-value="2025-05-07T17:12:19" calcext:value-type="date">
            <text:p>2025-05-07 17:12:19</text:p>
          </table:table-cell>
          <table:table-cell office:value-type="float" office:value="7.71666667" calcext:value-type="float">
            <text:p>7.72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1666667" calcext:value-type="float">
            <text:p>7.7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8" calcext:value-type="date">
            <text:p>2025-05-08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8T07:38:31" calcext:value-type="date">
            <text:p>2025-05-08 07:38:31</text:p>
          </table:table-cell>
          <table:table-cell table:style-name="ce26" office:value-type="date" office:date-value="2025-05-08T17:19:43" calcext:value-type="date">
            <text:p>2025-05-08 17:19:4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9" calcext:value-type="date">
            <text:p>2025-05-09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0" calcext:value-type="date">
            <text:p>2025-05-10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1" calcext:value-type="date">
            <text:p>2025-05-11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2" calcext:value-type="date">
            <text:p>2025-05-12</text:p>
          </table:table-cell>
          <table:table-cell office:value-type="string" calcext:value-type="string">
            <text:p>09:00 AM - 05:00 PM -SPM</text:p>
          </table:table-cell>
          <table:table-cell table:style-name="ce27" office:value-type="string" calcext:value-type="string">
            <text:p>NON-WORKING HOLIDAY</text:p>
          </table:table-cell>
          <table:table-cell/>
          <table:table-cell office:value-type="float" office:value="0" calcext:value-type="float">
            <text:p>0.00</text:p>
          </table:table-cell>
          <table:table-cell table:number-columns-repeated="4"/>
          <table:table-cell office:value-type="float" office:value="0" calcext:value-type="float">
            <text:p>0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3" calcext:value-type="date">
            <text:p>2025-05-13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3T07:56:40" calcext:value-type="date">
            <text:p>2025-05-13 07:56:40</text:p>
          </table:table-cell>
          <table:table-cell table:style-name="ce26" office:value-type="date" office:date-value="2025-05-13T17:20:53" calcext:value-type="date">
            <text:p>2025-05-13 17:20:5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4" calcext:value-type="date">
            <text:p>2025-05-14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4T07:25:13" calcext:value-type="date">
            <text:p>2025-05-14 07:25:13</text:p>
          </table:table-cell>
          <table:table-cell table:style-name="ce26" office:value-type="date" office:date-value="2025-05-14T17:10:37" calcext:value-type="date">
            <text:p>2025-05-14 17:10:37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5" calcext:value-type="date">
            <text:p>2025-05-15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5T07:33:10" calcext:value-type="date">
            <text:p>2025-05-15 07:33:10</text:p>
          </table:table-cell>
          <table:table-cell table:style-name="ce26" office:value-type="date" office:date-value="2025-05-15T17:01:14" calcext:value-type="date">
            <text:p>2025-05-15 17:01:1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6" calcext:value-type="date">
            <text:p>2025-05-16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7" calcext:value-type="date">
            <text:p>2025-05-17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8" calcext:value-type="date">
            <text:p>2025-05-18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9" calcext:value-type="date">
            <text:p>2025-05-19</text:p>
          </table:table-cell>
          <table:table-cell office:value-type="string" calcext:value-type="string">
            <text:p>10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0" calcext:value-type="date">
            <text:p>2025-05-20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1" calcext:value-type="date">
            <text:p>2025-05-21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2" calcext:value-type="date">
            <text:p>2025-05-22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3" calcext:value-type="date">
            <text:p>2025-05-23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4" calcext:value-type="date">
            <text:p>2025-05-24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5" calcext:value-type="date">
            <text:p>2025-05-25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6" calcext:value-type="date">
            <text:p>2025-05-26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style-name="ce22" office:value-type="string" calcext:value-type="string">
            <text:p>END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24" office:value-type="date" office:date-value="2025-05-27" calcext:value-type="date">
            <text:p>2025-05-27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8" calcext:value-type="date">
            <text:p>2025-05-28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9" calcext:value-type="date">
            <text:p>2025-05-29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0" calcext:value-type="date">
            <text:p>2025-05-30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1" calcext:value-type="date">
            <text:p>2025-05-31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2" number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-00-0000</text:date>, <text:time style:data-style-name="N2" text:time-value="14:48:19.336716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5-19T14:48:49.812485390</dc:date>
    <meta:editing-duration>PT3H53M53S</meta:editing-duration>
    <meta:editing-cycles>72</meta:editing-cycles>
    <meta:generator>LibreOffice/24.2.7.2$Linux_X86_64 LibreOffice_project/420$Build-2</meta:generator>
    <meta:document-statistic meta:table-count="1" meta:cell-count="474" meta:object-count="0"/>
  </office:meta>
</office:document-meta>
</file>